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ce style:name="Tahoma3" svg:font-family="Tahoma"/>
    <style:font-face style:name="Arial Unicode MS1" svg:font-family="'Arial Unicode MS'" style:font-pitch="variable"/>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3">
      <style:paragraph-properties fo:margin-left="-1.251cm" fo:margin-right="0cm" fo:text-indent="0cm" style:auto-text-indent="false"/>
    </style:style>
    <style:style style:name="P11" style:family="paragraph" style:parent-style-name="Standard" style:master-page-name="First_20_Page">
      <style:paragraph-properties style:page-number="auto"/>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Standard"><draw:frame draw:style-name="fr1" draw:name="Grafik2"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FAQs</text:p>
      <text:p text:style-name="P3">Stand: 16.04.2010</text:p>
      <text:h text:style-name="P6"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FAQs<text:tab/>4</text:p>
          <text:p text:style-name="P5">Settings<text:tab/>4</text:p>
          <text:p text:style-name="P5">Template-API<text:tab/>4</text:p>
        </text:index-body>
      </text:table-of-content>
      <text:p text:style-name="Text_20_body"><text:span text:style-name="Standardtext"><text:span text:style-name="T2"/></text:span></text:p>
      <text:h text:style-name="Heading_20_1" text:outline-level="1"><text:span text:style-name="Standardtext"><text:span text:style-name="T1">FAQs</text:span></text:span></text:h>
      <text:p text:style-name="Text_20_body"><text:span text:style-name="Standardtext"><text:span text:style-name="T2">Mit Hilfe des FAQ-Moduls können häufig gestellte Fragen samt Antworten auf der Webseite verwaltet werden. Hierfür bietet das Modul im Adminbereich die Möglichkeit, die FAQs zu erfassen und mit Hilfe von zuvor oder später angelegten Kategorien zu verwalten.</text:span></text:span></text:p>
      <text:p text:style-name="Text_20_body"><text:span text:style-name="Standardtext"><text:span text:style-name="T2">Diese Kategorien können dann im Portal als Listen ausgegeben werden.</text:span></text:span></text:p>
      <text:h text:style-name="Heading_20_2" text:outline-level="2"><text:span text:style-name="Standardtext"><text:span text:style-name="T1">Settings</text:span></text:span></text:h>
      <text:p text:style-name="Text_20_body"><text:span text:style-name="Standardtext"><text:span text:style-name="T2">Die Suche-Seite dient, analog wie bei anderen Modulen, zur Darstellung von Suchtreffern. Wird ein Frage- / Antwortpaar von der Suche gefunden, so verlinken die Treffer auf die hier angegebene Seite. Auf dieser sollten dann die FAQs dargestellt werden.</text:span></text:span></text:p>
      <text:h text:style-name="Heading_20_2" text:outline-level="2"><text:span text:style-name="Standardtext"><text:span text:style-name="T1">Template-API</text:span></text:span></text:h>
      <text:p text:style-name="Text_20_body"><text:span text:style-name="Standardtext"><text:span text:style-name="T2">Abschnitt „faqs_list“:</text:span></text:span></text:p>
      <text:list xml:id="list1406138799" text:style-name="L1">
        <text:list-item>
          <text:p text:style-name="P7"><text:span text:style-name="Standardtext"><text:span text:style-name="T2">faq_categories</text:span></text:span></text:p>
        </text:list-item>
      </text:list>
      <text:p text:style-name="Text_20_body"><text:span text:style-name="Standardtext"><text:span text:style-name="T2">Abschnitt „faq_category“:</text:span></text:span></text:p>
      <text:list xml:id="list309872415" text:style-name="L2">
        <text:list-item>
          <text:p text:style-name="P8"><text:span text:style-name="Standardtext"><text:span text:style-name="T2">faq_cat_title</text:span></text:span></text:p>
        </text:list-item>
        <text:list-item>
          <text:p text:style-name="P8"><text:span text:style-name="Standardtext"><text:span text:style-name="T2">faq_faqs</text:span></text:span></text:p>
        </text:list-item>
      </text:list>
      <text:p text:style-name="Text_20_body"><text:span text:style-name="Standardtext"><text:span text:style-name="T2">Abschnitt „faq_faq“:</text:span></text:span></text:p>
      <text:list xml:id="list264838725" text:style-name="L3">
        <text:list-item>
          <text:p text:style-name="P9"><text:span text:style-name="Standardtext"><text:span text:style-name="T2">faq_question</text:span></text:span></text:p>
        </text:list-item>
        <text:list-item>
          <text:p text:style-name="P9"><text:span text:style-name="Standardtext"><text:span text:style-name="T2">faq_answer</text:span></text:span></text:p>
        </text:list-item>
        <text:list-item>
          <text:p text:style-name="P9"><text:span text:style-name="Standardtext"><text:span text:style-name="T2">faq_systemid</text:span></text:span></text:p>
        </text:list-item>
        <text:list-item>
          <text:p text:style-name="P9"><text:span text:style-name="Standardtext"><text:span text:style-name="T2">faq_rating (falls das Modul Rating installiert ist)</text:span></text:span></text:p>
          <text:p text:style-name="P10"><text:span text:style-name="Standardtext"><text:span text:style-name="T2">Abschnitt „rating_bar“:</text:span></text:span></text:p>
        </text:list-item>
        <text:list-item>
          <text:p text:style-name="P9"><text:span text:style-name="Standardtext"><text:span text:style-name="T2">rating_icons</text:span></text:span></text:p>
        </text:list-item>
        <text:list-item>
          <text:p text:style-name="P9"><text:span text:style-name="Standardtext"><text:span text:style-name="T2">rating_bar_title</text:span></text:span></text:p>
        </text:list-item>
        <text:list-item>
          <text:p text:style-name="P9"><text:span text:style-name="Standardtext"><text:span text:style-name="T2">rating_rating</text:span></text:span></text:p>
        </text:list-item>
        <text:list-item>
          <text:p text:style-name="P9">rating_hits</text:p>
        </text:list-item>
        <text:list-item>
          <text:p text:style-name="P9"><text:span text:style-name="Standardtext"><text:span text:style-name="T2">rating_ratingPercent</text:span></text:span></text:p>
        </text:list-item>
        <text:list-item>
          <text:p text:style-name="P9"><text:span text:style-name="Standardtext"><text:span text:style-name="T2">system_id</text:span></text:span></text:p>
          <text:p text:style-name="P10"><text:span text:style-name="Standardtext"><text:span text:style-name="T2">Abschnitt „rating_icon“:</text:span></text:span></text:p>
        </text:list-item>
        <text:list-item>
          <text:p text:style-name="P9"><text:span text:style-name="Standardtext"><text:span text:style-name="T2">rating_icon_number</text:span></text:span></text:p>
        </text:list-item>
        <text:list-item>
          <text:p text:style-name="P9"><text:span text:style-name="Standardtext"><text:span text:style-name="T2">rating_icon_onclick</text:span></text:span></text:p>
        </text:list-item>
        <text:list-item>
          <text:p text:style-name="P9"><text:span text:style-name="Standardtext"><text:span text:style-name="T2">rating_icon_titl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ce style:name="Tahoma3" svg:font-family="Tahoma"/>
    <style:font-face style:name="Arial Unicode MS1" svg:font-family="'Arial Unicode MS'" style:font-pitch="variable"/>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2"><draw:image xlink:href="Pictures/2000008B00005C3700001F9FF6B393F5.svm" xlink:type="simple" xlink:show="embed" xlink:actuate="onLoad"/></draw:frame><text:subject/>Kajona V3 | <text:chapter text:display="number-and-name" text:outline-level="2">FAQs</text:chapter></text:p>
      </style:header>
      <style:footer>
        <text:p text:style-name="Footer">www.kajona.de<text:tab/><text:tab/><text:page-number text:select-page="current">2</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27:38</dc:date>
    <meta:printed-by>Stefan Idler</meta:printed-by>
    <meta:print-date>2008-07-15T22:05:31</meta:print-date>
    <meta:editing-cycles>335</meta:editing-cycles>
    <meta:editing-duration>PT13H40M17S</meta:editing-duration>
    <meta:document-statistic meta:table-count="0" meta:image-count="2" meta:object-count="0" meta:page-count="3" meta:paragraph-count="37" meta:word-count="168" meta:character-count="1142"/>
    <meta:user-defined meta:name="Info 1"/>
    <meta:user-defined meta:name="Info 2"/>
    <meta:user-defined meta:name="Info 3"/>
    <meta:user-defined meta:name="Info 4"/>
  </office:meta>
</office:document-meta>
</file>